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0930db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aa635" officeooo:paragraph-rsid="000aa63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548e0" officeooo:paragraph-rsid="00167b7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327a1" officeooo:paragraph-rsid="001a1f0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fo:font-weight="bold" officeooo:rsid="001dfd09" officeooo:paragraph-rsid="001dfd0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fo:font-weight="bold" officeooo:rsid="00116b0a" officeooo:paragraph-rsid="0020b5a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2a6099" loext:opacity="100%" fo:font-weight="bold" officeooo:rsid="00116b0a" officeooo:paragraph-rsid="0020b5ae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16b0a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20b5a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20b5ae" fo:background-color="#ffff00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a933" loext:opacity="100%" fo:font-weight="normal" officeooo:rsid="00116b0a" officeooo:paragraph-rsid="00116b0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a933" loext:opacity="100%" fo:font-weight="normal" officeooo:rsid="00116b0a" officeooo:paragraph-rsid="0020b5ae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c9211e" loext:opacity="100%" fo:font-weight="normal" officeooo:rsid="00116b0a" officeooo:paragraph-rsid="0020b5ae" fo:background-color="#ffff0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c9211e" loext:opacity="100%" fo:font-weight="normal" officeooo:rsid="00116b0a" officeooo:paragraph-rsid="0020b5ae" fo:background-color="transparent" style:font-weight-asian="normal" style:font-weight-complex="normal"/>
    </style:style>
    <style:style style:name="P17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18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9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20" style:family="paragraph" style:parent-style-name="Standard" style:list-style-name="WWNum1">
      <style:paragraph-properties fo:text-align="start" style:justify-single-word="false" style:writing-mode="lr-tb"/>
      <style:text-properties officeooo:paragraph-rsid="001e512c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1e512c" style:font-weight-asian="bold" style:font-weight-complex="bold"/>
    </style:style>
    <style:style style:name="P22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1e512c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1971b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9b1" style:font-weight-asian="bold" style:font-weight-complex="bold"/>
    </style:style>
    <style:style style:name="T3" style:family="text">
      <style:text-properties fo:font-weight="bold" officeooo:rsid="0022f901" style:font-weight-asian="bold" style:font-weight-complex="bold"/>
    </style:style>
    <style:style style:name="T4" style:family="text">
      <style:text-properties fo:font-weight="bold" officeooo:rsid="0020b5ae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officeooo:rsid="001327a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color="#000000" loext:opacity="100%"/>
    </style:style>
    <style:style style:name="T10" style:family="text">
      <style:text-properties officeooo:rsid="0015e23d"/>
    </style:style>
    <style:style style:name="T11" style:family="text">
      <style:text-properties officeooo:rsid="0023dd86" fo:background-color="#ffff00" loext:char-shading-value="0"/>
    </style:style>
    <style:style style:name="T12" style:family="text">
      <style:text-properties officeooo:rsid="001e512c" fo:background-color="#ffff00" loext:char-shading-value="0"/>
    </style:style>
    <style:style style:name="T13" style:family="text">
      <style:text-properties officeooo:rsid="001dfd09"/>
    </style:style>
    <style:style style:name="T14" style:family="text">
      <style:text-properties officeooo:rsid="00202ad3"/>
    </style:style>
    <style:style style:name="T15" style:family="text">
      <style:text-properties officeooo:rsid="0022f901"/>
    </style:style>
    <style:style style:name="T16" style:family="text">
      <style:text-properties officeooo:rsid="0020b5ae"/>
    </style:style>
    <style:style style:name="T17" style:family="text">
      <style:text-properties officeooo:rsid="002d03e5"/>
    </style:style>
    <style:style style:name="T18" style:family="text">
      <style:text-properties officeooo:rsid="00213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INA</text:p>
      <text:p text:style-name="P2"/>
      <text:p text:style-name="P6"><text:span text:style-name="T13">Yeoh</text:span> et al., 202<text:span text:style-name="T13">0</text:span>. PRJNA557323<text:span text:style-name="T9">:</text:span></text:p>
      <text:p text:style-name="P3"/>
      <text:list xml:id="list3148459344" text:style-name="WWNum1">
        <text:list-item>
          <text:p text:style-name="P17"><text:span text:style-name="T7">Reference</text:span>: Yeoh, Y. K., Chen, Z., Wong, M. C., Hui, M., Yu, J., Ng, S. C., ... &amp; Chan, P. K. (2020). Southern Chinese populations harbour non-nucleatum Fusobacteria possessing homologues of the colorectal cancer-associated FadA virulence factor. Gut, 69(11), 1998-2007. <text:a xlink:type="simple" xlink:href="http://dx.doi.org/10.1136/gutjnl-2019-319635" text:style-name="Internet_20_link" text:visited-style-name="Visited_20_Internet_20_Link">http://dx.doi.org/10.1136/gutjnl-2019-319635</text:a></text:p>
          <text:p text:style-name="P18"/>
        </text:list-item>
        <text:list-item>
          <text:p text:style-name="P19"><text:span text:style-name="T7">Description</text:span>:</text:p>
          <text:list>
            <text:list-item>
              <text:p text:style-name="P19"><text:span text:style-name="T1">Tipo Dataset</text:span>: Poblacional.</text:p>
            </text:list-item>
            <text:list-item>
              <text:p text:style-name="P19"><text:span text:style-name="T1">Estado Individuos</text:span>:<text:span text:style-name="T6"> Healthy</text:span></text:p>
            </text:list-item>
            <text:list-item>
              <text:p text:style-name="P19"><text:span text:style-name="T1">Antes Filtros</text:span>:</text:p>
              <text:list>
                <text:list-item>
                  <text:p text:style-name="P19"><text:span text:style-name="T1">N.º Muestras=Nº Individuos</text:span>: Si (<text:span text:style-name="T13">564</text:span> muestras/ <text:span text:style-name="T13">564</text:span> individuos).</text:p>
                </text:list-item>
                <text:list-item>
                  <text:p text:style-name="P19"><text:span text:style-name="T8">N.º FASTQs=N.º SampleAccessions</text:span>: Si (<text:span text:style-name="T13">564</text:span> PAIRED/ <text:span text:style-name="T13">564</text:span> SampleAccessions).</text:p>
                </text:list-item>
              </text:list>
            </text:list-item>
            <text:list-item>
              <text:p text:style-name="P21">Después Filtros <text:span text:style-name="T10">(</text:span><text:span text:style-name="T11">Filtrado de l</text:span><text:span text:style-name="T12">as 8 muestras de isolates (WGS+GENOMICS)</text:span><text:span text:style-name="T10">)</text:span>:</text:p>
              <text:list>
                <text:list-item>
                  <text:p text:style-name="P20"><text:span text:style-name="T1">N.º Muestras=Nº Individuos</text:span>: <text:span text:style-name="T14">No</text:span> (<text:span text:style-name="T16">556</text:span> muestras/ <text:span text:style-name="T16">556</text:span><text:span text:style-name="T15"> </text:span>individuos).</text:p>
                </text:list-item>
                <text:list-item>
                  <text:p text:style-name="P20"><text:span text:style-name="T8">N.º FASTQs=N.º SampleAccessions</text:span><text:span text:style-name="T1">: </text:span><text:span text:style-name="T2">No</text:span><text:span text:style-name="T1"> (</text:span><text:span text:style-name="T4">556</text:span><text:span text:style-name="T3"> </text:span><text:span text:style-name="T1">PAIRED/ </text:span><text:span text:style-name="T4">556</text:span><text:span text:style-name="T3"> </text:span><text:span text:style-name="T1">SampleAccessions).</text:span></text:p>
                </text:list-item>
              </text:list>
            </text:list-item>
            <text:list-item>
              <text:p text:style-name="P22">Particularidades Procesado: No. </text:p>
            </text:list-item>
          </text:list>
        </text:list-item>
      </text:list>
      <text:p text:style-name="P1"/>
      <text:p text:style-name="P23"><text:span text:style-name="T17">NO</text:span> HABRÍA QUE JUNTAR LOS FASTQS.<text:span text:style-name="T18"> </text:span></text:p>
      <text:p text:style-name="P23"/>
      <text:p text:style-name="P4"/>
      <text:p text:style-name="P5"><text:span text:style-name="T5">Script CHECK</text:span>:</text:p>
      <text:p text:style-name="P10"/>
      <text:p text:style-name="P9">Run Stats Pre-filter:</text:p>
      <text:p text:style-name="P14"/>
      <text:p text:style-name="P16">1) Number of run_accessions: 564</text:p>
      <text:p text:style-name="P16">2) Number of unique sample_accessions: 564</text:p>
      <text:p text:style-name="P16">3) Number of unique sample_aliases: 564</text:p>
      <text:p text:style-name="P16">4) Appearances per scientific_name(tax_id):</text:p>
      <text:p text:style-name="P16"><text:s text:c="22"/>unique_values <text:s/>counts</text:p>
      <text:p text:style-name="P16"><text:s text:c="7"/>human gut metagenome(408170) <text:s text:c="4"/>556</text:p>
      <text:p text:style-name="P16">unclassified Fusobacterium(2648384) <text:s text:c="6"/>8</text:p>
      <text:p text:style-name="P16">5) Appearances per instrument_model(instrument_platform):</text:p>
      <text:p text:style-name="P16"><text:s text:c="18"/>unique_values <text:s/>counts</text:p>
      <text:p text:style-name="P16">Illumina NovaSeq 6000(ILLUMINA) <text:s text:c="4"/>564</text:p>
      <text:p text:style-name="P16">6) Appearances per library_layout:</text:p>
      <text:p text:style-name="P16">unique_values <text:s/>counts</text:p>
      <text:p text:style-name="P16"><text:s text:c="7"/>PAIRED <text:s text:c="4"/>564</text:p>
      <text:p text:style-name="P16">7) Appearances per library_strategy+library_source:</text:p>
      <text:p text:style-name="P16"><text:s text:c="2"/>unique_values <text:s/>counts</text:p>
      <text:p text:style-name="P15">WGS+METAGENOMIC <text:s text:c="4"/>556</text:p>
      <text:p text:style-name="P16"><text:s text:c="4"/>WGS+GENOMIC <text:s text:c="6"/>8</text:p>
      <text:p text:style-name="P13"/>
      <text:p text:style-name="P8">Run Stats Post-filter:</text:p>
      <text:p text:style-name="P11"/>
      <text:p text:style-name="P11">1) Number of run_accessions: 556</text:p>
      <text:p text:style-name="P11">2) Number of unique sample_accessions: 556</text:p>
      <text:p text:style-name="P11">3) Number of unique sample_aliases: 556</text:p>
      <text:p text:style-name="P11">4) Appearances per scientific_name(tax_id):</text:p>
      <text:p text:style-name="P11"><text:s text:c="15"/>unique_values <text:s/>counts</text:p>
      <text:p text:style-name="P11"><text:soft-page-break/>human gut metagenome(408170) <text:s text:c="4"/>556</text:p>
      <text:p text:style-name="P11">5) Appearances per instrument_model(instrument_platform):</text:p>
      <text:p text:style-name="P11"><text:s text:c="18"/>unique_values <text:s/>counts</text:p>
      <text:p text:style-name="P11">Illumina NovaSeq 6000(ILLUMINA) <text:s text:c="4"/>556</text:p>
      <text:p text:style-name="P11">6) Appearances per library_layout:</text:p>
      <text:p text:style-name="P11">unique_values <text:s/>counts</text:p>
      <text:p text:style-name="P11"><text:s text:c="7"/>PAIRED <text:s text:c="4"/>556</text:p>
      <text:p text:style-name="P11">7) Appearances per library_strategy+library_source:</text:p>
      <text:p text:style-name="P11"><text:s text:c="2"/>unique_values <text:s/>counts</text:p>
      <text:p text:style-name="P12">WGS+METAGENOMIC <text:s text:c="4"/>55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4-05T23:26:00.923466402</dc:date>
    <meta:editing-duration>PT8H19M27S</meta:editing-duration>
    <meta:editing-cycles>14</meta:editing-cycles>
    <meta:document-statistic meta:table-count="0" meta:image-count="0" meta:object-count="0" meta:page-count="2" meta:paragraph-count="50" meta:word-count="238" meta:character-count="2051" meta:non-whitespace-character-count="1718"/>
  </office:meta>
</office:document-meta>
</file>